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Actors">
        <table:table-row>
          <table:table-cell office:value-type="string">
            <text:p>id</text:p>
          </table:table-cell>
          <table:table-cell office:value-type="string">
            <text:p>battlerName</text:p>
          </table:table-cell>
          <table:table-cell office:value-type="string">
            <text:p>characterIndex</text:p>
          </table:table-cell>
          <table:table-cell office:value-type="string">
            <text:p>characterName</text:p>
          </table:table-cell>
          <table:table-cell office:value-type="string">
            <text:p>classId</text:p>
          </table:table-cell>
          <table:table-cell office:value-type="string">
            <text:p>equips</text:p>
          </table:table-cell>
          <table:table-cell office:value-type="string">
            <text:p>faceIndex</text:p>
          </table:table-cell>
          <table:table-cell office:value-type="string">
            <text:p>faceName</text:p>
          </table:table-cell>
          <table:table-cell office:value-type="string">
            <text:p>traits</text:p>
          </table:table-cell>
          <table:table-cell office:value-type="string">
            <text:p>initialLevel</text:p>
          </table:table-cell>
          <table:table-cell office:value-type="string">
            <text:p>maxLevel</text:p>
          </table:table-cell>
          <table:table-cell office:value-type="string">
            <text:p>name</text:p>
          </table:table-cell>
          <table:table-cell office:value-type="string">
            <text:p>nickname</text:p>
          </table:table-cell>
          <table:table-cell office:value-type="string">
            <text:p>note</text:p>
          </table:table-cell>
          <table:table-cell office:value-type="string">
            <text:p>profil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[SV] 戦闘キャラ</text:p>
          </table:table-cell>
          <table:table-cell office:value-type="string">
            <text:p>歩行キャラ_インデックス</text:p>
          </table:table-cell>
          <table:table-cell office:value-type="string">
            <text:p>歩行キャラ_ファイル名</text:p>
          </table:table-cell>
          <table:table-cell office:value-type="string">
            <text:p>職業</text:p>
          </table:table-cell>
          <table:table-cell office:value-type="string">
            <text:p>装備</text:p>
          </table:table-cell>
          <table:table-cell office:value-type="string">
            <text:p>顔_インデックス</text:p>
          </table:table-cell>
          <table:table-cell office:value-type="string">
            <text:p>顔_ファイル名</text:p>
          </table:table-cell>
          <table:table-cell office:value-type="string">
            <text:p>特徴</text:p>
          </table:table-cell>
          <table:table-cell office:value-type="string">
            <text:p>初期レベル</text:p>
          </table:table-cell>
          <table:table-cell office:value-type="string">
            <text:p>最大レベル</text:p>
          </table:table-cell>
          <table:table-cell office:value-type="string">
            <text:p>名前</text:p>
          </table:table-cell>
          <table:table-cell office:value-type="string">
            <text:p>二つ名</text:p>
          </table:table-cell>
          <table:table-cell office:value-type="string">
            <text:p>メモ</text:p>
          </table:table-cell>
          <table:table-cell office:value-type="string">
            <text:p>プロフィール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>Animal</text:p>
          </table:table-cell>
          <table:table-cell office:value-type="float" office:value="1">
            <text:p>1</text:p>
          </table:table-cell>
          <table:table-cell office:value-type="string">
            <text:p>[2,0,0]</text:p>
          </table:table-cell>
          <table:table-cell office:value-type="float" office:value="1">
            <text:p>1</text:p>
          </table:table-cell>
          <table:table-cell office:value-type="string">
            <text:p>ACGモブ_1_100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サツマ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>[0,0,0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ビット１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>[0,0,0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ビット２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>[0,0,0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ビット３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[0,0,0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Classes">
        <table:table-row>
          <table:table-cell office:value-type="string">
            <text:p>id</text:p>
          </table:table-cell>
          <table:table-cell office:value-type="string">
            <text:p>expParams</text:p>
          </table:table-cell>
          <table:table-cell office:value-type="string">
            <text:p>traits</text:p>
          </table:table-cell>
          <table:table-cell office:value-type="string">
            <text:p>learnings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 office:value-type="string">
            <text:p>params0</text:p>
          </table:table-cell>
          <table:table-cell office:value-type="string">
            <text:p>params1</text:p>
          </table:table-cell>
          <table:table-cell office:value-type="string">
            <text:p>params2</text:p>
          </table:table-cell>
          <table:table-cell office:value-type="string">
            <text:p>params3</text:p>
          </table:table-cell>
          <table:table-cell office:value-type="string">
            <text:p>params4</text:p>
          </table:table-cell>
          <table:table-cell office:value-type="string">
            <text:p>params5</text:p>
          </table:table-cell>
          <table:table-cell office:value-type="string">
            <text:p>params6</text:p>
          </table:table-cell>
          <table:table-cell office:value-type="string">
            <text:p>params7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経験値曲線</text:p>
          </table:table-cell>
          <table:table-cell office:value-type="string">
            <text:p>特徴</text:p>
          </table:table-cell>
          <table:table-cell office:value-type="string">
            <text:p>習得するスキル</text:p>
          </table:table-cell>
          <table:table-cell office:value-type="string">
            <text:p>名前</text:p>
          </table:table-cell>
          <table:table-cell office:value-type="string">
            <text:p>メモ</text:p>
          </table:table-cell>
          <table:table-cell office:value-type="string">
            <text:p>最大HP</text:p>
          </table:table-cell>
          <table:table-cell office:value-type="string">
            <text:p>最大MP</text:p>
          </table:table-cell>
          <table:table-cell office:value-type="string">
            <text:p>攻撃力</text:p>
          </table:table-cell>
          <table:table-cell office:value-type="string">
            <text:p>防御力</text:p>
          </table:table-cell>
          <table:table-cell office:value-type="string">
            <text:p>魔法力</text:p>
          </table:table-cell>
          <table:table-cell office:value-type="string">
            <text:p>魔法防御</text:p>
          </table:table-cell>
          <table:table-cell office:value-type="string">
            <text:p>敏捷性</text:p>
          </table:table-cell>
          <table:table-cell office:value-type="string">
            <text:p>運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[30,20,30,50]</text:p>
          </table:table-cell>
          <table:table-cell office:value-type="string">
            <text:p>[{"code":22,"dataId":0,"value":1},{"code":41,"dataId":1,"value":0},{"code":51,"dataId":1,"value":0},{"code":51,"dataId":2,"value":0},{"code":52,"dataId":2,"value":0},{"code":52,"dataId":1,"value":0},{"code":23,"dataId":1,"value":1},{"code":23,"dataId":0,"value":0.5},{"code":23,"dataId":5,"value":1}]</text:p>
          </table:table-cell>
          <table:table-cell office:value-type="string">
            <text:p>[{"level":1,"note":"","skillId":2},{"level":1,"note":"","skillId":11}]</text:p>
          </table:table-cell>
          <table:table-cell office:value-type="string">
            <text:p>悪魔見習い</text:p>
          </table:table-cell>
          <table:table-cell office:value-type="string">
            <text:p/>
          </table:table-cell>
          <table:table-cell office:value-type="string">
            <text:p>[1,100,105,110,115,120,125,130,135,140,145,150,155,160,165,170,175,180,185,190,195,200,205,210,215,220,225,230,235,240,245,250,255,260,265,270,275,280,285,290,295,300,305,310,315,320,325,330,335,340,345,350,355,360,365,370,375,380,385,390,395,400,405,410,415,420,425,430,435,440,445,450,455,460,465,470,475,480,485,490,495,500,505,510,515,520,525,530,535,540,545,550,555,560,565,570,575,580,585,590]</text:p>
          </table:table-cell>
          <table:table-cell office:value-type="string">
            <text:p>[0,100,105,110,115,120,125,130,135,140,145,150,155,160,165,170,175,180,185,190,195,200,205,210,215,220,225,230,235,240,245,250,255,260,265,270,275,280,285,290,295,300,305,310,315,320,325,330,335,340,345,350,355,360,365,370,375,380,385,390,395,400,405,410,415,420,425,430,435,440,445,450,455,460,465,470,475,480,485,490,495,500,505,510,515,520,525,530,535,540,545,550,555,560,565,570,575,580,585,590]</text:p>
          </table:table-cell>
          <table:table-cell office:value-type="string">
            <text:p>[1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]</text:p>
          </table:table-cell>
          <table:table-cell office:value-type="string">
            <text:p>[1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]</text:p>
          </table:table-cell>
          <table:table-cell office:value-type="string">
            <text:p>[1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]</text:p>
          </table:table-cell>
          <table:table-cell office:value-type="string">
            <text:p>[1,20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]</text:p>
          </table:table-cell>
          <table:table-cell office:value-type="string">
            <text:p>[1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]</text:p>
          </table:table-cell>
          <table:table-cell office:value-type="string">
            <text:p>[1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]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[30,20,30,30]</text:p>
          </table:table-cell>
          <table:table-cell office:value-type="string">
            <text:p>[{"code":23,"dataId":0,"value":1},{"code":22,"dataId":0,"value":0.95},{"code":22,"dataId":1,"value":0.05},{"code":22,"dataId":2,"value":0.04},{"code":41,"dataId":1,"value":0},{"code":51,"dataId":1,"value":0},{"code":52,"dataId":1,"value":0}]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1,450,500,550,600,650,700,750,800,850,900,950,1000,1050,1100,1150,1200,1250,1300,1350,1400,1450,1500,1550,1600,1650,1700,1750,1800,1850,1900,1950,2000,2050,2100,2150,2200,2250,2300,2350,2400,2450,2500,2550,2600,2650,2700,2750,2800,2850,2900,2950,3000,3050,3100,3150,3200,3250,3300,3350,3400,3450,3500,3550,3600,3650,3700,3750,3800,3850,3900,3950,4000,4050,4100,4150,4200,4250,4300,4350,4400,4450,4500,4550,4600,4650,4700,4750,4800,4850,4900,4950,5000,5050,5100,5150,5200,5250,5300,5350]</text:p>
          </table:table-cell>
          <table:table-cell office:value-type="string">
            <text:p>[0,90,100,110,120,130,140,150,160,170,180,190,200,210,220,230,240,250,260,270,280,290,300,310,320,330,340,350,360,370,380,390,400,410,420,430,440,450,460,470,480,490,500,510,520,530,540,550,560,570,580,590,600,610,620,630,640,650,660,670,680,690,700,710,720,730,740,750,760,770,780,790,800,810,820,830,840,850,860,870,880,890,900,910,920,930,940,950,960,970,980,990,1000,1010,1020,1030,1040,1050,1060,1070]</text:p>
          </table:table-cell>
          <table:table-cell office:value-type="string">
            <text:p>[1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32,35,37,40,42,45,47,50,52,55,57,60,62,65,67,70,72,75,77,80,82,85,87,90,92,95,97,100,102,105,107,110,112,115,117,120,122,125,127,130,132,135,137,140,142,145,147,150,152,155,157,160,162,165,167,170,172,175,177,180,182,185,187,190,192,195,197,200,202,205,207,210,212,215,217,220,222,225,227,230,232,235,237,240,242,245,247,250,252,255,257,260,262,265,267,270,272,275,277]</text:p>
          </table:table-cell>
          <table:table-cell office:value-type="string">
            <text:p>[0,32,35,37,40,42,45,47,50,52,55,57,60,62,65,67,70,72,75,77,80,82,85,87,90,92,95,97,100,102,105,107,110,112,115,117,120,122,125,127,130,132,135,137,140,142,145,147,150,152,155,157,160,162,165,167,170,172,175,177,180,182,185,187,190,192,195,197,200,202,205,207,210,212,215,217,220,222,225,227,230,232,235,237,240,242,245,247,250,252,255,257,260,262,265,267,270,272,275,277]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[30,20,30,50]</text:p>
          </table:table-cell>
          <table:table-cell office:value-type="string">
            <text:p>[{"code":22,"dataId":0,"value":1},{"code":41,"dataId":1,"value":0},{"code":51,"dataId":1,"value":0},{"code":52,"dataId":1,"value":0},{"code":23,"dataId":1,"value":1},{"code":23,"dataId":0,"value":0.5},{"code":23,"dataId":5,"value":1}]</text:p>
          </table:table-cell>
          <table:table-cell office:value-type="string">
            <text:p>[{"level":1,"note":"","skillId":2},{"level":1,"note":"","skillId":11},{"level":1,"note":"","skillId":12},{"level":1,"note":"","skillId":13},{"level":1,"note":"","skillId":14},{"level":1,"note":"","skillId":15},{"level":1,"note":"","skillId":16},{"level":1,"note":"","skillId":24}]</text:p>
          </table:table-cell>
          <table:table-cell office:value-type="string">
            <text:p>思念体</text:p>
          </table:table-cell>
          <table:table-cell office:value-type="string">
            <text:p/>
          </table:table-cell>
          <table:table-cell office:value-type="string">
            <text:p>[1,100,105,110,115,120,125,130,135,140,145,150,155,160,165,170,175,180,185,190,195,200,205,210,215,220,225,230,235,240,245,250,255,260,265,270,275,280,285,290,295,300,305,310,315,320,325,330,335,340,345,350,355,360,365,370,375,380,385,390,395,400,405,410,415,420,425,430,435,440,445,450,455,460,465,470,475,480,485,490,495,500,505,510,515,520,525,530,535,540,545,550,555,560,565,570,575,580,585,590]</text:p>
          </table:table-cell>
          <table:table-cell office:value-type="string">
            <text:p>[0,100,105,110,115,120,125,130,135,140,145,150,155,160,165,170,175,180,185,190,195,200,205,210,215,220,225,230,235,240,245,250,255,260,265,270,275,280,285,290,295,300,305,310,315,320,325,330,335,340,345,350,355,360,365,370,375,380,385,390,395,400,405,410,415,420,425,430,435,440,445,450,455,460,465,470,475,480,485,490,495,500,505,510,515,520,525,530,535,540,545,550,555,560,565,570,575,580,585,590]</text:p>
          </table:table-cell>
          <table:table-cell office:value-type="string">
            <text:p>[1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]</text:p>
          </table:table-cell>
          <table:table-cell office:value-type="string">
            <text:p>[1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]</text:p>
          </table:table-cell>
          <table:table-cell office:value-type="string">
            <text:p>[1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]</text:p>
          </table:table-cell>
          <table:table-cell office:value-type="string">
            <text:p>[1,20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]</text:p>
          </table:table-cell>
          <table:table-cell office:value-type="string">
            <text:p>[1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]</text:p>
          </table:table-cell>
          <table:table-cell office:value-type="string">
            <text:p>[1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]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[30,20,30,30]</text:p>
          </table:table-cell>
          <table:table-cell office:value-type="string">
            <text:p>[{"code":23,"dataId":0,"value":1},{"code":22,"dataId":0,"value":0.95},{"code":22,"dataId":1,"value":0.05},{"code":22,"dataId":2,"value":0.04},{"code":41,"dataId":1,"value":0},{"code":51,"dataId":1,"value":0},{"code":52,"dataId":1,"value":0}]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1,450,500,550,600,650,700,750,800,850,900,950,1000,1050,1100,1150,1200,1250,1300,1350,1400,1450,1500,1550,1600,1650,1700,1750,1800,1850,1900,1950,2000,2050,2100,2150,2200,2250,2300,2350,2400,2450,2500,2550,2600,2650,2700,2750,2800,2850,2900,2950,3000,3050,3100,3150,3200,3250,3300,3350,3400,3450,3500,3550,3600,3650,3700,3750,3800,3850,3900,3950,4000,4050,4100,4150,4200,4250,4300,4350,4400,4450,4500,4550,4600,4650,4700,4750,4800,4850,4900,4950,5000,5050,5100,5150,5200,5250,5300,5350]</text:p>
          </table:table-cell>
          <table:table-cell office:value-type="string">
            <text:p>[0,90,100,110,120,130,140,150,160,170,180,190,200,210,220,230,240,250,260,270,280,290,300,310,320,330,340,350,360,370,380,390,400,410,420,430,440,450,460,470,480,490,500,510,520,530,540,550,560,570,580,590,600,610,620,630,640,650,660,670,680,690,700,710,720,730,740,750,760,770,780,790,800,810,820,830,840,850,860,870,880,890,900,910,920,930,940,950,960,970,980,990,1000,1010,1020,1030,1040,1050,1060,1070]</text:p>
          </table:table-cell>
          <table:table-cell office:value-type="string">
            <text:p>[1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32,35,37,40,42,45,47,50,52,55,57,60,62,65,67,70,72,75,77,80,82,85,87,90,92,95,97,100,102,105,107,110,112,115,117,120,122,125,127,130,132,135,137,140,142,145,147,150,152,155,157,160,162,165,167,170,172,175,177,180,182,185,187,190,192,195,197,200,202,205,207,210,212,215,217,220,222,225,227,230,232,235,237,240,242,245,247,250,252,255,257,260,262,265,267,270,272,275,277]</text:p>
          </table:table-cell>
          <table:table-cell office:value-type="string">
            <text:p>[0,32,35,37,40,42,45,47,50,52,55,57,60,62,65,67,70,72,75,77,80,82,85,87,90,92,95,97,100,102,105,107,110,112,115,117,120,122,125,127,130,132,135,137,140,142,145,147,150,152,155,157,160,162,165,167,170,172,175,177,180,182,185,187,190,192,195,197,200,202,205,207,210,212,215,217,220,222,225,227,230,232,235,237,240,242,245,247,250,252,255,257,260,262,265,267,270,272,275,277]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[30,20,30,30]</text:p>
          </table:table-cell>
          <table:table-cell office:value-type="string">
            <text:p>[{"code":23,"dataId":0,"value":1},{"code":22,"dataId":0,"value":0.95},{"code":22,"dataId":1,"value":0.05},{"code":22,"dataId":2,"value":0.04},{"code":41,"dataId":1,"value":0},{"code":51,"dataId":1,"value":0},{"code":52,"dataId":1,"value":0}]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1,450,500,550,600,650,700,750,800,850,900,950,1000,1050,1100,1150,1200,1250,1300,1350,1400,1450,1500,1550,1600,1650,1700,1750,1800,1850,1900,1950,2000,2050,2100,2150,2200,2250,2300,2350,2400,2450,2500,2550,2600,2650,2700,2750,2800,2850,2900,2950,3000,3050,3100,3150,3200,3250,3300,3350,3400,3450,3500,3550,3600,3650,3700,3750,3800,3850,3900,3950,4000,4050,4100,4150,4200,4250,4300,4350,4400,4450,4500,4550,4600,4650,4700,4750,4800,4850,4900,4950,5000,5050,5100,5150,5200,5250,5300,5350]</text:p>
          </table:table-cell>
          <table:table-cell office:value-type="string">
            <text:p>[0,90,100,110,120,130,140,150,160,170,180,190,200,210,220,230,240,250,260,270,280,290,300,310,320,330,340,350,360,370,380,390,400,410,420,430,440,450,460,470,480,490,500,510,520,530,540,550,560,570,580,590,600,610,620,630,640,650,660,670,680,690,700,710,720,730,740,750,760,770,780,790,800,810,820,830,840,850,860,870,880,890,900,910,920,930,940,950,960,970,980,990,1000,1010,1020,1030,1040,1050,1060,1070]</text:p>
          </table:table-cell>
          <table:table-cell office:value-type="string">
            <text:p>[1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16,18,19,20,21,23,24,25,26,28,29,30,31,33,34,35,36,38,39,40,41,43,44,45,46,48,49,50,51,53,54,55,56,58,59,60,61,63,64,65,66,68,69,70,71,73,74,75,76,77,79,80,81,82,84,85,86,87,89,90,91,92,94,95,96,97,99,100,101,102,104,105,106,107,109,110,111,112,114,115,116,117,119,120,121,122,124,125,126,127,129,130,131,132,134,135,136,137,138]</text:p>
          </table:table-cell>
          <table:table-cell office:value-type="string">
            <text:p>[0,32,35,37,40,42,45,47,50,52,55,57,60,62,65,67,70,72,75,77,80,82,85,87,90,92,95,97,100,102,105,107,110,112,115,117,120,122,125,127,130,132,135,137,140,142,145,147,150,152,155,157,160,162,165,167,170,172,175,177,180,182,185,187,190,192,195,197,200,202,205,207,210,212,215,217,220,222,225,227,230,232,235,237,240,242,245,247,250,252,255,257,260,262,265,267,270,272,275,277]</text:p>
          </table:table-cell>
          <table:table-cell office:value-type="string">
            <text:p>[0,32,35,37,40,42,45,47,50,52,55,57,60,62,65,67,70,72,75,77,80,82,85,87,90,92,95,97,100,102,105,107,110,112,115,117,120,122,125,127,130,132,135,137,140,142,145,147,150,152,155,157,160,162,165,167,170,172,175,177,180,182,185,187,190,192,195,197,200,202,205,207,210,212,215,217,220,222,225,227,230,232,235,237,240,242,245,247,250,252,255,257,260,262,265,267,270,272,275,277]</text:p>
          </table:table-cell>
        </table:table-row>
      </table:table>
      <table:table table:name="Skills">
        <table:table-row>
          <table:table-cell office:value-type="string">
            <text:p>id</text:p>
          </table:table-cell>
          <table:table-cell office:value-type="string">
            <text:p>animationId</text:p>
          </table:table-cell>
          <table:table-cell office:value-type="string">
            <text:p>description</text:p>
          </table:table-cell>
          <table:table-cell office:value-type="string">
            <text:p>effects</text:p>
          </table:table-cell>
          <table:table-cell office:value-type="string">
            <text:p>hitType</text:p>
          </table:table-cell>
          <table:table-cell office:value-type="string">
            <text:p>iconIndex</text:p>
          </table:table-cell>
          <table:table-cell office:value-type="string">
            <text:p>message1</text:p>
          </table:table-cell>
          <table:table-cell office:value-type="string">
            <text:p>message2</text:p>
          </table:table-cell>
          <table:table-cell office:value-type="string">
            <text:p>mpCost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 office:value-type="string">
            <text:p>occasion</text:p>
          </table:table-cell>
          <table:table-cell office:value-type="string">
            <text:p>repeats</text:p>
          </table:table-cell>
          <table:table-cell office:value-type="string">
            <text:p>requiredWtypeId1</text:p>
          </table:table-cell>
          <table:table-cell office:value-type="string">
            <text:p>requiredWtypeId2</text:p>
          </table:table-cell>
          <table:table-cell office:value-type="string">
            <text:p>scope</text:p>
          </table:table-cell>
          <table:table-cell office:value-type="string">
            <text:p>speed</text:p>
          </table:table-cell>
          <table:table-cell office:value-type="string">
            <text:p>stypeId</text:p>
          </table:table-cell>
          <table:table-cell office:value-type="string">
            <text:p>successRate</text:p>
          </table:table-cell>
          <table:table-cell office:value-type="string">
            <text:p>tpCost</text:p>
          </table:table-cell>
          <table:table-cell office:value-type="string">
            <text:p>tpGain</text:p>
          </table:table-cell>
          <table:table-cell office:value-type="string">
            <text:p>damage_critical</text:p>
          </table:table-cell>
          <table:table-cell office:value-type="string">
            <text:p>damage_elementId</text:p>
          </table:table-cell>
          <table:table-cell office:value-type="string">
            <text:p>damage_formula</text:p>
          </table:table-cell>
          <table:table-cell office:value-type="string">
            <text:p>damage_type</text:p>
          </table:table-cell>
          <table:table-cell office:value-type="string">
            <text:p>damage_varianc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アニメーション</text:p>
          </table:table-cell>
          <table:table-cell office:value-type="string">
            <text:p>説明</text:p>
          </table:table-cell>
          <table:table-cell office:value-type="string">
            <text:p>効果</text:p>
          </table:table-cell>
          <table:table-cell office:value-type="string">
            <text:p>命中タイプ</text:p>
          </table:table-cell>
          <table:table-cell office:value-type="string">
            <text:p>アイコン</text:p>
          </table:table-cell>
          <table:table-cell office:value-type="string">
            <text:p>メッセージ1</text:p>
          </table:table-cell>
          <table:table-cell office:value-type="string">
            <text:p>メッセージ2</text:p>
          </table:table-cell>
          <table:table-cell office:value-type="string">
            <text:p>消費MP</text:p>
          </table:table-cell>
          <table:table-cell office:value-type="string">
            <text:p>名前</text:p>
          </table:table-cell>
          <table:table-cell office:value-type="string">
            <text:p>メモ</text:p>
          </table:table-cell>
          <table:table-cell office:value-type="string">
            <text:p>使用可能時</text:p>
          </table:table-cell>
          <table:table-cell office:value-type="string">
            <text:p>連続回数</text:p>
          </table:table-cell>
          <table:table-cell office:value-type="string">
            <text:p>武器タイプ1</text:p>
          </table:table-cell>
          <table:table-cell office:value-type="string">
            <text:p>武器タイプ2</text:p>
          </table:table-cell>
          <table:table-cell office:value-type="string">
            <text:p>範囲</text:p>
          </table:table-cell>
          <table:table-cell office:value-type="string">
            <text:p>速度補正</text:p>
          </table:table-cell>
          <table:table-cell office:value-type="string">
            <text:p>スキルタイプ</text:p>
          </table:table-cell>
          <table:table-cell office:value-type="string">
            <text:p>成功率</text:p>
          </table:table-cell>
          <table:table-cell office:value-type="string">
            <text:p>消費TP</text:p>
          </table:table-cell>
          <table:table-cell office:value-type="string">
            <text:p>得TP</text:p>
          </table:table-cell>
          <table:table-cell office:value-type="string">
            <text:p>会心</text:p>
          </table:table-cell>
          <table:table-cell office:value-type="string">
            <text:p>属性</text:p>
          </table:table-cell>
          <table:table-cell office:value-type="string">
            <text:p>計算式</text:p>
          </table:table-cell>
          <table:table-cell office:value-type="string">
            <text:p>タイプ</text:p>
          </table:table-cell>
          <table:table-cell office:value-type="string">
            <text:p>分散度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string">
            <text:p/>
          </table:table-cell>
          <table:table-cell office:value-type="string">
            <text:p>[{"code":21,"dataId":0,"value1":1,"value2":0}]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の攻撃！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攻撃</text:p>
          </table:table-cell>
          <table:table-cell office:value-type="string">
            <text:p>スキル１番は［攻撃］コマンドを<text:line-break/>選択したときに使用されます。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Math.max(a.mat+a.atk-b.tp-1,a.mat-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シールドを生成する。<text:line-break/>※『シールド値』の分生成し、『ホールド値』の％分次ターンに持ち越せる。</text:p>
          </table:table-cell>
          <table:table-cell office:value-type="string">
            <text:p>[{"code":21,"dataId":20,"value1":1,"value2":0},{"code":44,"dataId":61,"value1":1,"value2":0}]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は%1を生成した！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シールド</text:p>
          </table:table-cell>
          <table:table-cell office:value-type="string">
            <text:p>スキル２番は［防御］コマンドを<text:line-break/>選択したときに使用されます。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code":41,"dataId":0,"value1":0,"value2":0}]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は逃げてしまった。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逃げる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は様子を見ている。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様子を見る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string">
            <text:p>敵全体に通常攻撃を行う</text:p>
          </table:table-cell>
          <table:table-cell office:value-type="string">
            <text:p>[{"code":21,"dataId":0,"value1":1,"value2":0}]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string">
            <text:p>の攻撃！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オールアタック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Math.max(1+a.mat+a.atk-b.def-b.tp,a.mat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string">
            <text:p>味方全体にシールドを生成する。</text:p>
          </table:table-cell>
          <table:table-cell office:value-type="string">
            <text:p>[{"code":13,"dataId":0,"value1":10,"value2":0}]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は身を守っている。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オールシールド</text:p>
          </table:table-cell>
          <table:table-cell office:value-type="string">
            <text:p>スキル２番は［防御］コマンドを<text:line-break/>選択したときに使用されます。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味方単体のＨＰを５％回復する。戦闘中のみ使用可。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は%1を唱えた！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ヒートヒール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string">
            <text:p>b.mhp/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■スキル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敵単体にＰ１５０で攻撃<text:line-break/>※Ｐ１５０＝通常攻撃の１．５倍の攻撃力で攻撃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>パワーアタック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Math.max(a.mat+a.atk*1.5-b.tp-1,a.mat-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敵単体にＰ１００＋Ｂ３００で攻撃<text:line-break/>※通常攻撃の３倍のバースト値で攻撃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>ハイバースト</text:p>
          </table:table-cell>
          <table:table-cell office:value-type="string">
            <text:p>スキル１番は［攻撃］コマンドを<text:line-break/>選択したときに使用されます。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Math.max(a.mat*3+a.atk-b.tp-1,a.mat-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敵２体ランダムにＰ８０で攻撃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>ツインアロー</text:p>
          </table:table-cell>
          <table:table-cell office:value-type="string">
            <text:p>スキル１番は［攻撃］コマンドを<text:line-break/>選択したときに使用されます。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Math.max(a.mat+a.atk*0.8-b.tp-1,a.mat-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80">
            <text:p>280</text:p>
          </table:table-cell>
          <table:table-cell office:value-type="string">
            <text:p>敵単体にＰ５０で４回攻撃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15">
            <text:p>15</text:p>
          </table:table-cell>
          <table:table-cell office:value-type="string">
            <text:p>ペネトレーション</text:p>
          </table:table-cell>
          <table:table-cell office:value-type="string">
            <text:p>スキル１番は［攻撃］コマンドを<text:line-break/>選択したときに使用されます。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Math.max(1+a.mat+a.atk*0.5-b.def-b.tp,a.mat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敵単体にＰ５０で攻撃＋シールドを５生成<text:line-break/>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>ブロックヒット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Math.max(1+a.mat+a.atk*0.5-b.def-b.tp,a.mat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敵単体に固定１０ダメージ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>シュート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敵全体を毒状態にする。<text:line-break/>毒状態の敵はＨＰが毎ターン１０％減少。ボスは２％。</text:p>
          </table:table-cell>
          <table:table-cell office:value-type="string">
            <text:p>[{"code":21,"dataId":8,"value1":1,"value2":0},{"code":21,"dataId":9,"value1":1,"value2":0}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50">
            <text:p>50</text:p>
          </table:table-cell>
          <table:table-cell office:value-type="string">
            <text:p>ポイズン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Math.max(1+a.mat+a.atk-b.def-b.tp,a.mat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敵単体をスタン状態にする<text:line-break/>※スタン状態の敵はこのターンの行動ができなくなる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20">
            <text:p>20</text:p>
          </table:table-cell>
          <table:table-cell office:value-type="string">
            <text:p>ショック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Math.max(1+a.mat+a.atk-b.def-b.tp,a.mat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敵単体にＰ１２０で攻撃。必ず先制攻撃。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>電光石火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Math.max(1+a.mat+a.atk*1.2-b.def-b.tp,a.mat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味方単体のＨＰを３０回復する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20">
            <text:p>20</text:p>
          </table:table-cell>
          <table:table-cell office:value-type="string">
            <text:p>ヒール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string">
            <text:p>使用者にシールドを２０生成する。</text:p>
          </table:table-cell>
          <table:table-cell office:value-type="string">
            <text:p>[{"code":13,"dataId":0,"value1":20,"value2":0}]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は%1を使った！</text:p>
          </table:table-cell>
          <table:table-cell office:value-type="string">
            <text:p/>
          </table:table-cell>
          <table:table-cell office:value-type="float" office:value="10">
            <text:p>10</text:p>
          </table:table-cell>
          <table:table-cell office:value-type="string">
            <text:p>ビッグシールド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この戦闘中、味方全体が<text:line-break/>毎ターン終了時に攻撃力＋１を得る（重複可）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は%1を使った！</text:p>
          </table:table-cell>
          <table:table-cell office:value-type="string">
            <text:p/>
          </table:table-cell>
          <table:table-cell office:value-type="float" office:value="40">
            <text:p>40</text:p>
          </table:table-cell>
          <table:table-cell office:value-type="string">
            <text:p>パワービルド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この戦闘中、味方全体が<text:line-break/>毎ターン終了時にバースト値＋１を得る（重複可）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は%1を使った！</text:p>
          </table:table-cell>
          <table:table-cell office:value-type="string">
            <text:p/>
          </table:table-cell>
          <table:table-cell office:value-type="float" office:value="40">
            <text:p>40</text:p>
          </table:table-cell>
          <table:table-cell office:value-type="string">
            <text:p>バーストビルド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string">
            <text:p>自身にステート『パワーアップ』を付加。<text:line-break/>使用ターン含め４ターンの間攻撃力が１．５倍となる</text:p>
          </table:table-cell>
          <table:table-cell office:value-type="string">
            <text:p>[{"code":21,"dataId":2,"value1":1,"value2":0}]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は%1を使った！</text:p>
          </table:table-cell>
          <table:table-cell office:value-type="string">
            <text:p/>
          </table:table-cell>
          <table:table-cell office:value-type="float" office:value="25">
            <text:p>25</text:p>
          </table:table-cell>
          <table:table-cell office:value-type="string">
            <text:p>パワーアップ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  <table:table-cell office:value-type="string">
            <text:p>[{"code":21,"dataId":0,"value1":1,"value2":0}]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の攻撃！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■通常攻撃</text:p>
          </table:table-cell>
          <table:table-cell office:value-type="string">
            <text:p>敵攻撃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office:value-type="string">
            <text:p>a.atk * 4 - b.def * 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166">
            <text:p>166</text:p>
          </table:table-cell>
          <table:table-cell office:value-type="string">
            <text:p/>
          </table:table-cell>
          <table:table-cell office:value-type="string">
            <text:p>[{"code":21,"dataId":0,"value1":1,"value2":0}]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の攻撃！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敵攻撃</text:p>
          </table:table-cell>
          <table:table-cell office:value-type="string">
            <text:p>敵攻撃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string">
            <text:p>Math.max(a.mat+a.atk-b.tp-1,a.mat-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■バースト攻撃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string">
            <text:p>敵単体にＰ１５０で攻撃<text:line-break/>※Ｐ１５０＝通常攻撃の１．５倍の攻撃力で攻撃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は%1を放った！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>パワーアタック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string">
            <text:p>Math.max(1+a.mat+a.atk*1.5-b.def-b.tp,a.mat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</table:table>
      <table:table table:name="Items">
        <table:table-row>
          <table:table-cell office:value-type="string">
            <text:p>id</text:p>
          </table:table-cell>
          <table:table-cell office:value-type="string">
            <text:p>animationId</text:p>
          </table:table-cell>
          <table:table-cell office:value-type="string">
            <text:p>consumable</text:p>
          </table:table-cell>
          <table:table-cell office:value-type="string">
            <text:p>description</text:p>
          </table:table-cell>
          <table:table-cell office:value-type="string">
            <text:p>effects</text:p>
          </table:table-cell>
          <table:table-cell office:value-type="string">
            <text:p>hitType</text:p>
          </table:table-cell>
          <table:table-cell office:value-type="string">
            <text:p>iconIndex</text:p>
          </table:table-cell>
          <table:table-cell office:value-type="string">
            <text:p>itypeId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 office:value-type="string">
            <text:p>occasion</text:p>
          </table:table-cell>
          <table:table-cell office:value-type="string">
            <text:p>price</text:p>
          </table:table-cell>
          <table:table-cell office:value-type="string">
            <text:p>repeats</text:p>
          </table:table-cell>
          <table:table-cell office:value-type="string">
            <text:p>scope</text:p>
          </table:table-cell>
          <table:table-cell office:value-type="string">
            <text:p>speed</text:p>
          </table:table-cell>
          <table:table-cell office:value-type="string">
            <text:p>successRate</text:p>
          </table:table-cell>
          <table:table-cell office:value-type="string">
            <text:p>tpGain</text:p>
          </table:table-cell>
          <table:table-cell office:value-type="string">
            <text:p>damage_critical</text:p>
          </table:table-cell>
          <table:table-cell office:value-type="string">
            <text:p>damage_elementId</text:p>
          </table:table-cell>
          <table:table-cell office:value-type="string">
            <text:p>damage_formula</text:p>
          </table:table-cell>
          <table:table-cell office:value-type="string">
            <text:p>damage_type</text:p>
          </table:table-cell>
          <table:table-cell office:value-type="string">
            <text:p>damage_varianc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アニメーション</text:p>
          </table:table-cell>
          <table:table-cell office:value-type="string">
            <text:p>消耗</text:p>
          </table:table-cell>
          <table:table-cell office:value-type="string">
            <text:p>説明</text:p>
          </table:table-cell>
          <table:table-cell office:value-type="string">
            <text:p>効果</text:p>
          </table:table-cell>
          <table:table-cell office:value-type="string">
            <text:p>命中タイプ</text:p>
          </table:table-cell>
          <table:table-cell office:value-type="string">
            <text:p>アイコン</text:p>
          </table:table-cell>
          <table:table-cell office:value-type="string">
            <text:p>アイテムタイプ</text:p>
          </table:table-cell>
          <table:table-cell office:value-type="string">
            <text:p>名前</text:p>
          </table:table-cell>
          <table:table-cell office:value-type="string">
            <text:p>メモ</text:p>
          </table:table-cell>
          <table:table-cell office:value-type="string">
            <text:p>使用可能時</text:p>
          </table:table-cell>
          <table:table-cell office:value-type="string">
            <text:p>価格</text:p>
          </table:table-cell>
          <table:table-cell office:value-type="string">
            <text:p>連続回数</text:p>
          </table:table-cell>
          <table:table-cell office:value-type="string">
            <text:p>範囲</text:p>
          </table:table-cell>
          <table:table-cell office:value-type="string">
            <text:p>速度補正</text:p>
          </table:table-cell>
          <table:table-cell office:value-type="string">
            <text:p>成功率</text:p>
          </table:table-cell>
          <table:table-cell office:value-type="string">
            <text:p>得TP</text:p>
          </table:table-cell>
          <table:table-cell office:value-type="string">
            <text:p>会心</text:p>
          </table:table-cell>
          <table:table-cell office:value-type="string">
            <text:p>属性</text:p>
          </table:table-cell>
          <table:table-cell office:value-type="string">
            <text:p>計算式</text:p>
          </table:table-cell>
          <table:table-cell office:value-type="string">
            <text:p>タイプ</text:p>
          </table:table-cell>
          <table:table-cell office:value-type="string">
            <text:p>分散度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■リペア系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boolean" office:boolean-value="true">
            <text:p>TRUE</text:p>
          </table:table-cell>
          <table:table-cell office:value-type="string">
            <text:p>ＨＰを３０回復する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ヒールポッドⅠ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boolean" office:boolean-value="true">
            <text:p>TRUE</text:p>
          </table:table-cell>
          <table:table-cell office:value-type="string">
            <text:p>ＨＰを６０回復する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ヒールポッドⅡ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6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boolean" office:boolean-value="true">
            <text:p>TRUE</text:p>
          </table:table-cell>
          <table:table-cell office:value-type="string">
            <text:p>ＨＰを１００回復する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ヒールポッドⅢ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boolean" office:boolean-value="true">
            <text:p>TRUE</text:p>
          </table:table-cell>
          <table:table-cell office:value-type="string">
            <text:p>ＨＰを全回復する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ヒールポッドＭＡＸ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b.mh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boolean" office:boolean-value="true">
            <text:p>TRUE</text:p>
          </table:table-cell>
          <table:table-cell office:value-type="string">
            <text:p>ＭＰを３０回復する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ソウルポッドⅠ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boolean" office:boolean-value="true">
            <text:p>TRUE</text:p>
          </table:table-cell>
          <table:table-cell office:value-type="string">
            <text:p>ＭＰを６０回復する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ソウルポッドⅡ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boolean" office:boolean-value="true">
            <text:p>TRUE</text:p>
          </table:table-cell>
          <table:table-cell office:value-type="string">
            <text:p>ＭＰを１００回復する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ソウルポッドⅢ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boolean" office:boolean-value="true">
            <text:p>TRUE</text:p>
          </table:table-cell>
          <table:table-cell office:value-type="string">
            <text:p>ＭＰを全回復する</text:p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ソウルポッドＭＡＸ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b.mmp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boolean" office:boolean-value="true">
            <text:p>TRUE</text:p>
          </table:table-cell>
          <table:table-cell office:value-type="string">
            <text:p>味方全体を完全回復する</text:p>
          </table:table-cell>
          <table:table-cell office:value-type="string">
            <text:p>[{"code":11,"dataId":0,"value1":1,"value2":0},{"code":12,"dataId":0,"value1":1,"value2":0}]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ドラゴンドロップ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■強化系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>このダンジョンの間、パーティ全員の攻撃力＋１</text:p>
          </table:table-cell>
          <table:table-cell office:value-type="string">
            <text:p>[{"code":44,"dataId":101,"value1":1,"value2":0}]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パワーアップＬ１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>このダンジョンの間、パーティ全員のシールド値＋１</text:p>
          </table:table-cell>
          <table:table-cell office:value-type="string">
            <text:p>[{"code":44,"dataId":102,"value1":1,"value2":0}]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シールドアップＬ１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>このダンジョンの間、パーティ全員のバースト値＋１</text:p>
          </table:table-cell>
          <table:table-cell office:value-type="string">
            <text:p>[{"code":44,"dataId":101,"value1":1,"value2":0}]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バーストアップＬ１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>このダンジョンの間、パーティ全員のホールド値＋３</text:p>
          </table:table-cell>
          <table:table-cell office:value-type="string">
            <text:p>[{"code":44,"dataId":101,"value1":1,"value2":0}]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ホールドアップＬ１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>このダンジョンの間、パーティ全員の行動速度＋１</text:p>
          </table:table-cell>
          <table:table-cell office:value-type="string">
            <text:p>[{"code":44,"dataId":101,"value1":1,"value2":0}]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スピードアップＬ１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>このダンジョンの間、パーティ全員の運＋５</text:p>
          </table:table-cell>
          <table:table-cell office:value-type="string">
            <text:p>[{"code":44,"dataId":101,"value1":1,"value2":0}]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ラックアップＬ１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>このダンジョンの間、パーティ全員の最大ＨＰ＋１０<text:line-break/>回復は行われない。</text:p>
          </table:table-cell>
          <table:table-cell office:value-type="string">
            <text:p>[{"code":44,"dataId":101,"value1":1,"value2":0}]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ＨＰアップＬ１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>このダンジョンの間、パーティ全員の最大ＭＰ＋１０<text:line-break/>回復は行われない。</text:p>
          </table:table-cell>
          <table:table-cell office:value-type="string">
            <text:p>[{"code":44,"dataId":101,"value1":1,"value2":0}]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ＭＰアップＬ１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■スキル取得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>『スキル取得』敵単体にＰ１５０で攻撃<text:line-break/>※Ｐ１５０＝通常攻撃の１．５倍の攻撃力で攻撃</text:p>
          </table:table-cell>
          <table:table-cell office:value-type="string">
            <text:p>[{"code":43,"dataId":11,"value1":1,"value2":0}]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string">
            <text:p>パワーアタック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>[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</table:table>
      <table:table table:name="Weapons">
        <table:table-row>
          <table:table-cell office:value-type="string">
            <text:p>id</text:p>
          </table:table-cell>
          <table:table-cell office:value-type="string">
            <text:p>animationId</text:p>
          </table:table-cell>
          <table:table-cell office:value-type="string">
            <text:p>description</text:p>
          </table:table-cell>
          <table:table-cell office:value-type="string">
            <text:p>etypeId</text:p>
          </table:table-cell>
          <table:table-cell office:value-type="string">
            <text:p>traits</text:p>
          </table:table-cell>
          <table:table-cell office:value-type="string">
            <text:p>iconIndex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 office:value-type="string">
            <text:p>price</text:p>
          </table:table-cell>
          <table:table-cell office:value-type="string">
            <text:p>wtypeId</text:p>
          </table:table-cell>
          <table:table-cell office:value-type="string">
            <text:p>params0</text:p>
          </table:table-cell>
          <table:table-cell office:value-type="string">
            <text:p>params1</text:p>
          </table:table-cell>
          <table:table-cell office:value-type="string">
            <text:p>params2</text:p>
          </table:table-cell>
          <table:table-cell office:value-type="string">
            <text:p>params3</text:p>
          </table:table-cell>
          <table:table-cell office:value-type="string">
            <text:p>params4</text:p>
          </table:table-cell>
          <table:table-cell office:value-type="string">
            <text:p>params5</text:p>
          </table:table-cell>
          <table:table-cell office:value-type="string">
            <text:p>params6</text:p>
          </table:table-cell>
          <table:table-cell office:value-type="string">
            <text:p>params7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アニメーション</text:p>
          </table:table-cell>
          <table:table-cell office:value-type="string">
            <text:p>説明</text:p>
          </table:table-cell>
          <table:table-cell office:value-type="string">
            <text:p>装備タイプ</text:p>
          </table:table-cell>
          <table:table-cell office:value-type="string">
            <text:p>特徴</text:p>
          </table:table-cell>
          <table:table-cell office:value-type="string">
            <text:p>アイコン</text:p>
          </table:table-cell>
          <table:table-cell office:value-type="string">
            <text:p>名前</text:p>
          </table:table-cell>
          <table:table-cell office:value-type="string">
            <text:p>メモ</text:p>
          </table:table-cell>
          <table:table-cell office:value-type="string">
            <text:p>価格</text:p>
          </table:table-cell>
          <table:table-cell office:value-type="string">
            <text:p>武器タイプ</text:p>
          </table:table-cell>
          <table:table-cell office:value-type="string">
            <text:p>最大HP</text:p>
          </table:table-cell>
          <table:table-cell office:value-type="string">
            <text:p>最大MP</text:p>
          </table:table-cell>
          <table:table-cell office:value-type="string">
            <text:p>攻撃力</text:p>
          </table:table-cell>
          <table:table-cell office:value-type="string">
            <text:p>防御力</text:p>
          </table:table-cell>
          <table:table-cell office:value-type="string">
            <text:p>魔法力</text:p>
          </table:table-cell>
          <table:table-cell office:value-type="string">
            <text:p>魔法防御</text:p>
          </table:table-cell>
          <table:table-cell office:value-type="string">
            <text:p>敏捷性</text:p>
          </table:table-cell>
          <table:table-cell office:value-type="string">
            <text:p>運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黒く発光する超自然物質。接触した対象を操作出来る。</text:p>
          </table:table-cell>
          <table:table-cell office:value-type="float" office:value="1">
            <text:p>1</text:p>
          </table:table-cell>
          <table:table-cell office:value-type="string">
            <text:p>[{"code":31,"dataId":1,"value":0},{"code":43,"dataId":37,"value":1}]</text:p>
          </table:table-cell>
          <table:table-cell office:value-type="float" office:value="161">
            <text:p>161</text:p>
          </table:table-cell>
          <table:table-cell office:value-type="string">
            <text:p>■スタイル</text:p>
          </table:table-cell>
          <table:table-cell office:value-type="string">
            <text:p/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通常スタイル。特に効果は無い。</text:p>
          </table:table-cell>
          <table:table-cell office:value-type="float" office:value="1">
            <text:p>1</text:p>
          </table:table-cell>
          <table:table-cell office:value-type="string">
            <text:p>[{"code":31,"dataId":1,"value":0}]</text:p>
          </table:table-cell>
          <table:table-cell office:value-type="float" office:value="160">
            <text:p>160</text:p>
          </table:table-cell>
          <table:table-cell office:value-type="string">
            <text:p>ノーマル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回復型スタイル。ヒートヒールを取得。<text:line-break/>攻撃力が低下し、最大ＭＰが上昇する</text:p>
          </table:table-cell>
          <table:table-cell office:value-type="float" office:value="1">
            <text:p>1</text:p>
          </table:table-cell>
          <table:table-cell office:value-type="string">
            <text:p>[{"code":31,"dataId":1,"value":0},{"code":21,"dataId":1,"value":1.35},{"code":21,"dataId":2,"value":0.5}]</text:p>
          </table:table-cell>
          <table:table-cell office:value-type="float" office:value="84">
            <text:p>84</text:p>
          </table:table-cell>
          <table:table-cell office:value-type="string">
            <text:p>ヒーラー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防御型スタイル。オールシールドを取得。<text:line-break/>シールド値が上昇し、行動速度が低下する</text:p>
          </table:table-cell>
          <table:table-cell office:value-type="float" office:value="1">
            <text:p>1</text:p>
          </table:table-cell>
          <table:table-cell office:value-type="string">
            <text:p>[{"code":31,"dataId":1,"value":0},{"code":21,"dataId":3,"value":1.25},{"code":21,"dataId":6,"value":0.5}]</text:p>
          </table:table-cell>
          <table:table-cell office:value-type="float" office:value="165">
            <text:p>165</text:p>
          </table:table-cell>
          <table:table-cell office:value-type="string">
            <text:p>ガーディアン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攻撃型スタイル。オールアタックを取得。<text:line-break/>攻撃力が上昇し、ホールド値が減少する</text:p>
          </table:table-cell>
          <table:table-cell office:value-type="float" office:value="1">
            <text:p>1</text:p>
          </table:table-cell>
          <table:table-cell office:value-type="string">
            <text:p>[{"code":31,"dataId":1,"value":0},{"code":21,"dataId":2,"value":1.25},{"code":21,"dataId":5,"value":0.5}]</text:p>
          </table:table-cell>
          <table:table-cell office:value-type="float" office:value="162">
            <text:p>162</text:p>
          </table:table-cell>
          <table:table-cell office:value-type="string">
            <text:p>アタッカー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超攻撃型スタイル。<text:line-break/>攻撃力が大きく上昇し、毎ターン最大ＨＰの２％を失う</text:p>
          </table:table-cell>
          <table:table-cell office:value-type="float" office:value="1">
            <text:p>1</text:p>
          </table:table-cell>
          <table:table-cell office:value-type="string">
            <text:p>[{"code":31,"dataId":1,"value":0},{"code":21,"dataId":2,"value":1.5},{"code":22,"dataId":7,"value":-0.02}]</text:p>
          </table:table-cell>
          <table:table-cell office:value-type="float" office:value="5">
            <text:p>5</text:p>
          </table:table-cell>
          <table:table-cell office:value-type="string">
            <text:p>ベルセルク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シールド重視型スタイル。<text:line-break/>バースト値が低下し、ホールド値が上昇する。</text:p>
          </table:table-cell>
          <table:table-cell office:value-type="float" office:value="1">
            <text:p>1</text:p>
          </table:table-cell>
          <table:table-cell office:value-type="string">
            <text:p>[{"code":31,"dataId":1,"value":0},{"code":21,"dataId":4,"value":0.6},{"code":21,"dataId":5,"value":1.4}]</text:p>
          </table:table-cell>
          <table:table-cell office:value-type="float" office:value="81">
            <text:p>81</text:p>
          </table:table-cell>
          <table:table-cell office:value-type="string">
            <text:p>シールド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技巧型スタイル。<text:line-break/>バースト値が上昇し、シールド値が低下する。</text:p>
          </table:table-cell>
          <table:table-cell office:value-type="float" office:value="1">
            <text:p>1</text:p>
          </table:table-cell>
          <table:table-cell office:value-type="string">
            <text:p>[{"code":31,"dataId":1,"value":0},{"code":21,"dataId":4,"value":1.5},{"code":21,"dataId":3,"value":0.7}]</text:p>
          </table:table-cell>
          <table:table-cell office:value-type="float" office:value="164">
            <text:p>164</text:p>
          </table:table-cell>
          <table:table-cell office:value-type="string">
            <text:p>テクニシャン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俊敏型スタイル。<text:line-break/>行動速度が上昇し、ＭＰ消費量が多くなる</text:p>
          </table:table-cell>
          <table:table-cell office:value-type="float" office:value="1">
            <text:p>1</text:p>
          </table:table-cell>
          <table:table-cell office:value-type="string">
            <text:p>[{"code":31,"dataId":1,"value":0},{"code":21,"dataId":6,"value":1.3},{"code":23,"dataId":4,"value":1.2}]</text:p>
          </table:table-cell>
          <table:table-cell office:value-type="float" office:value="82">
            <text:p>82</text:p>
          </table:table-cell>
          <table:table-cell office:value-type="string">
            <text:p>ランナー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[{"code":31,"dataId":1,"value":0},{"code":22,"dataId":0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Armors">
        <table:table-row>
          <table:table-cell office:value-type="string">
            <text:p>id</text:p>
          </table:table-cell>
          <table:table-cell office:value-type="string">
            <text:p>atypeId</text:p>
          </table:table-cell>
          <table:table-cell office:value-type="string">
            <text:p>description</text:p>
          </table:table-cell>
          <table:table-cell office:value-type="string">
            <text:p>etypeId</text:p>
          </table:table-cell>
          <table:table-cell office:value-type="string">
            <text:p>traits</text:p>
          </table:table-cell>
          <table:table-cell office:value-type="string">
            <text:p>iconIndex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 office:value-type="string">
            <text:p>price</text:p>
          </table:table-cell>
          <table:table-cell office:value-type="string">
            <text:p>params0</text:p>
          </table:table-cell>
          <table:table-cell office:value-type="string">
            <text:p>params1</text:p>
          </table:table-cell>
          <table:table-cell office:value-type="string">
            <text:p>params2</text:p>
          </table:table-cell>
          <table:table-cell office:value-type="string">
            <text:p>params3</text:p>
          </table:table-cell>
          <table:table-cell office:value-type="string">
            <text:p>params4</text:p>
          </table:table-cell>
          <table:table-cell office:value-type="string">
            <text:p>params5</text:p>
          </table:table-cell>
          <table:table-cell office:value-type="string">
            <text:p>params6</text:p>
          </table:table-cell>
          <table:table-cell office:value-type="string">
            <text:p>params7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防具タイプ</text:p>
          </table:table-cell>
          <table:table-cell office:value-type="string">
            <text:p>説明</text:p>
          </table:table-cell>
          <table:table-cell office:value-type="string">
            <text:p>装備タイプ</text:p>
          </table:table-cell>
          <table:table-cell office:value-type="string">
            <text:p>特徴</text:p>
          </table:table-cell>
          <table:table-cell office:value-type="string">
            <text:p>アイコン</text:p>
          </table:table-cell>
          <table:table-cell office:value-type="string">
            <text:p>名前</text:p>
          </table:table-cell>
          <table:table-cell office:value-type="string">
            <text:p>メモ</text:p>
          </table:table-cell>
          <table:table-cell office:value-type="string">
            <text:p>価格</text:p>
          </table:table-cell>
          <table:table-cell office:value-type="string">
            <text:p>最大HP</text:p>
          </table:table-cell>
          <table:table-cell office:value-type="string">
            <text:p>最大MP</text:p>
          </table:table-cell>
          <table:table-cell office:value-type="string">
            <text:p>攻撃力</text:p>
          </table:table-cell>
          <table:table-cell office:value-type="string">
            <text:p>防御力</text:p>
          </table:table-cell>
          <table:table-cell office:value-type="string">
            <text:p>魔法力</text:p>
          </table:table-cell>
          <table:table-cell office:value-type="string">
            <text:p>魔法防御</text:p>
          </table:table-cell>
          <table:table-cell office:value-type="string">
            <text:p>敏捷性</text:p>
          </table:table-cell>
          <table:table-cell office:value-type="string">
            <text:p>運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>■エレメント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攻撃力＋１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96">
            <text:p>96</text:p>
          </table:table-cell>
          <table:table-cell office:value-type="string">
            <text:p>パワーエレメント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防御力＋１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81">
            <text:p>81</text:p>
          </table:table-cell>
          <table:table-cell office:value-type="string">
            <text:p>シェルエレメント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バースト値＋１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118">
            <text:p>118</text:p>
          </table:table-cell>
          <table:table-cell office:value-type="string">
            <text:p>バーストエレメント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毎ターン味方全体にシールド１を生成する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81">
            <text:p>81</text:p>
          </table:table-cell>
          <table:table-cell office:value-type="string">
            <text:p>シールドビット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休憩地点でのＨＰＭＰ回復量が＋１０される。<text:line-break/>クエスト装備はホームでのみ解除可能。</text:p>
          </table:table-cell>
          <table:table-cell office:value-type="float" office:value="2">
            <text:p>2</text:p>
          </table:table-cell>
          <table:table-cell office:value-type="string">
            <text:p>[{"code":53,"dataId":2,"value":1}]</text:p>
          </table:table-cell>
          <table:table-cell office:value-type="float" office:value="84">
            <text:p>84</text:p>
          </table:table-cell>
          <table:table-cell office:value-type="string">
            <text:p>レストハート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[{"code":22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Enemies">
        <table:table-row>
          <table:table-cell office:value-type="string">
            <text:p>id</text:p>
          </table:table-cell>
          <table:table-cell office:value-type="string">
            <text:p>actions</text:p>
          </table:table-cell>
          <table:table-cell office:value-type="string">
            <text:p>battlerHue</text:p>
          </table:table-cell>
          <table:table-cell office:value-type="string">
            <text:p>battlerName</text:p>
          </table:table-cell>
          <table:table-cell office:value-type="string">
            <text:p>dropItems</text:p>
          </table:table-cell>
          <table:table-cell office:value-type="string">
            <text:p>exp</text:p>
          </table:table-cell>
          <table:table-cell office:value-type="string">
            <text:p>traits</text:p>
          </table:table-cell>
          <table:table-cell office:value-type="string">
            <text:p>gold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 office:value-type="string">
            <text:p>params0</text:p>
          </table:table-cell>
          <table:table-cell office:value-type="string">
            <text:p>params1</text:p>
          </table:table-cell>
          <table:table-cell office:value-type="string">
            <text:p>params2</text:p>
          </table:table-cell>
          <table:table-cell office:value-type="string">
            <text:p>params3</text:p>
          </table:table-cell>
          <table:table-cell office:value-type="string">
            <text:p>params4</text:p>
          </table:table-cell>
          <table:table-cell office:value-type="string">
            <text:p>params5</text:p>
          </table:table-cell>
          <table:table-cell office:value-type="string">
            <text:p>params6</text:p>
          </table:table-cell>
          <table:table-cell office:value-type="string">
            <text:p>params7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行動</text:p>
          </table:table-cell>
          <table:table-cell office:value-type="string">
            <text:p>色相</text:p>
          </table:table-cell>
          <table:table-cell office:value-type="string">
            <text:p>[SV] 戦闘キャラ</text:p>
          </table:table-cell>
          <table:table-cell office:value-type="string">
            <text:p>ドロップアイテム</text:p>
          </table:table-cell>
          <table:table-cell office:value-type="string">
            <text:p>経験値</text:p>
          </table:table-cell>
          <table:table-cell office:value-type="string">
            <text:p>特徴</text:p>
          </table:table-cell>
          <table:table-cell office:value-type="string">
            <text:p>所持金</text:p>
          </table:table-cell>
          <table:table-cell office:value-type="string">
            <text:p>名前</text:p>
          </table:table-cell>
          <table:table-cell office:value-type="string">
            <text:p>メモ</text:p>
          </table:table-cell>
          <table:table-cell office:value-type="string">
            <text:p>最大HP</text:p>
          </table:table-cell>
          <table:table-cell office:value-type="string">
            <text:p>最大MP</text:p>
          </table:table-cell>
          <table:table-cell office:value-type="string">
            <text:p>攻撃力</text:p>
          </table:table-cell>
          <table:table-cell office:value-type="string">
            <text:p>防御力</text:p>
          </table:table-cell>
          <table:table-cell office:value-type="string">
            <text:p>魔法力</text:p>
          </table:table-cell>
          <table:table-cell office:value-type="string">
            <text:p>魔法防御</text:p>
          </table:table-cell>
          <table:table-cell office:value-type="string">
            <text:p>敏捷性</text:p>
          </table:table-cell>
          <table:table-cell office:value-type="string">
            <text:p>運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[{"conditionParam1":0,"conditionParam2":0,"conditionType":0,"rating":5,"skillId":91}]</text:p>
          </table:table-cell>
          <table:table-cell office:value-type="float" office:value="0">
            <text:p>0</text:p>
          </table:table-cell>
          <table:table-cell office:value-type="string">
            <text:p>brob-green</text:p>
          </table:table-cell>
          <table:table-cell office:value-type="string">
            <text:p>[{"kind":0,"dataId":0,"denominator":2},{"kind":0,"dataId":0,"denominator":1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1},{"code":31,"dataId":1,"value":0},{"code":23,"dataId":5,"value":0},{"code":14,"dataId":9,"value":1}]</text:p>
          </table:table-cell>
          <table:table-cell office:value-type="float" office:value="0">
            <text:p>0</text:p>
          </table:table-cell>
          <table:table-cell office:value-type="string">
            <text:p>アクアク</text:p>
          </table:table-cell>
          <table:table-cell office:value-type="string">
            <text:p>Breath Effect<text:line-break/>&lt;zindex: 5&gt;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[{"conditionParam1":0,"conditionParam2":0,"conditionType":0,"rating":5,"skillId":91}]</text:p>
          </table:table-cell>
          <table:table-cell office:value-type="float" office:value="0">
            <text:p>0</text:p>
          </table:table-cell>
          <table:table-cell office:value-type="string">
            <text:p>b-jenkin</text:p>
          </table:table-cell>
          <table:table-cell office:value-type="string">
            <text:p>[{"kind":0,"dataId":0,"denominator":2},{"kind":0,"dataId":0,"denominator":1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1},{"code":31,"dataId":1,"value":0},{"code":23,"dataId":5,"value":0},{"code":14,"dataId":9,"value":1}]</text:p>
          </table:table-cell>
          <table:table-cell office:value-type="float" office:value="0">
            <text:p>0</text:p>
          </table:table-cell>
          <table:table-cell office:value-type="string">
            <text:p>ジョメイ</text:p>
          </table:table-cell>
          <table:table-cell office:value-type="string">
            <text:p>Breath Effect<text:line-break/>&lt;zindex: 5&gt;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[{"conditionParam1":0,"conditionParam2":0,"conditionType":0,"rating":5,"skillId":91},{"conditionParam1":0,"conditionParam2":0,"conditionType":0,"rating":5,"skillId":11}]</text:p>
          </table:table-cell>
          <table:table-cell office:value-type="float" office:value="0">
            <text:p>0</text:p>
          </table:table-cell>
          <table:table-cell office:value-type="string">
            <text:p>abhose-child01</text:p>
          </table:table-cell>
          <table:table-cell office:value-type="string">
            <text:p>[{"kind":0,"dataId":0,"denominator":2},{"kind":0,"dataId":0,"denominator":1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1},{"code":31,"dataId":1,"value":0},{"code":23,"dataId":5,"value":0},{"code":14,"dataId":9,"value":1}]</text:p>
          </table:table-cell>
          <table:table-cell office:value-type="float" office:value="0">
            <text:p>0</text:p>
          </table:table-cell>
          <table:table-cell office:value-type="string">
            <text:p>ユゴム</text:p>
          </table:table-cell>
          <table:table-cell office:value-type="string">
            <text:p>Breath Effect<text:line-break/>&lt;zindex: 5&gt;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[{"conditionParam1":0,"conditionParam2":0,"conditionType":0,"rating":5,"skillId":1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>[{"dataId":1,"denominator":1,"kind":0},{"dataId":1,"denominator":1,"kind":0},{"dataId":1,"denominator":1,"kind":0}]</text:p>
          </table:table-cell>
          <table:table-cell office:value-type="float" office:value="0">
            <text:p>0</text:p>
          </table:table-cell>
          <table:table-cell office:value-type="string">
            <text:p>[{"code":22,"dataId":0,"value":0.95},{"code":22,"dataId":1,"value":0.05},{"code":31,"dataId":1,"value":0}]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</table:table>
      <table:table table:name="Troops">
        <table:table-row>
          <table:table-cell office:value-type="string">
            <text:p>id</text:p>
          </table:table-cell>
          <table:table-cell office:value-type="string">
            <text:p>members</text:p>
          </table:table-cell>
          <table:table-cell office:value-type="string">
            <text:p>name</text:p>
          </table:table-cell>
          <table:table-cell office:value-type="string">
            <text:p>page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メンバー</text:p>
          </table:table-cell>
          <table:table-cell office:value-type="string">
            <text:p>名前</text:p>
          </table:table-cell>
          <table:table-cell office:value-type="string">
            <text:p>バトルイベント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[{"enemyId":116,"x":408,"y":436,"hidden":false}]</text:p>
          </table:table-cell>
          <table:table-cell office:value-type="string">
            <text:p>全適用バトルイベント</text:p>
          </table:table-cell>
          <table:table-cell office:value-type="string">
            <text:p>[{"conditions":{"actorHp":50,"actorId":1,"actorValid":false,"enemyHp":50,"enemyIndex":0,"enemyValid":false,"switchId":1,"switchValid":false,"turnA":0,"turnB":1,"turnEnding":true,"turnValid":true},"list":[{"code":122,"indent":0,"parameters":[23,23,0,4,"$gameActors.actor(1).tp"]},{"code":122,"indent":0,"parameters":[22,22,0,3,3,1,9]},{"code":122,"indent":0,"parameters":[23,23,3,1,22]},{"code":122,"indent":0,"parameters":[23,23,4,0,100]},{"code":122,"indent":0,"parameters":[24,24,0,4,"$gameActors.actor(1).tp"]},{"code":122,"indent":0,"parameters":[24,24,2,1,23]},{"code":326,"indent":0,"parameters":[0,1,1,1,24]},{"code":122,"indent":0,"parameters":[23,23,0,4,"$gameActors.actor(2).tp"]},{"code":122,"indent":0,"parameters":[22,22,0,3,3,2,9]},{"code":122,"indent":0,"parameters":[23,23,3,1,22]},{"code":122,"indent":0,"parameters":[23,23,4,0,100]},{"code":122,"indent":0,"parameters":[24,24,0,4,"$gameActors.actor(2).tp"]},{"code":122,"indent":0,"parameters":[24,24,2,1,23]},{"code":326,"indent":0,"parameters":[0,2,1,1,24]},{"code":122,"indent":0,"parameters":[23,23,0,4,"$gameActors.actor(3).tp"]},{"code":122,"indent":0,"parameters":[22,22,0,3,3,3,9]},{"code":122,"indent":0,"parameters":[23,23,3,1,22]},{"code":122,"indent":0,"parameters":[23,23,4,0,100]},{"code":122,"indent":0,"parameters":[24,24,0,4,"$gameActors.actor(3).tp"]},{"code":122,"indent":0,"parameters":[24,24,2,1,23]},{"code":326,"indent":0,"parameters":[0,3,1,1,24]},{"code":122,"indent":0,"parameters":[23,23,0,4,"$gameActors.actor(4).tp"]},{"code":122,"indent":0,"parameters":[22,22,0,3,3,4,9]},{"code":122,"indent":0,"parameters":[23,23,3,1,22]},{"code":122,"indent":0,"parameters":[23,23,4,0,100]},{"code":122,"indent":0,"parameters":[24,24,0,4,"$gameActors.actor(4).tp"]},{"code":122,"indent":0,"parameters":[24,24,2,1,23]},{"code":326,"indent":0,"parameters":[0,4,1,1,24]},{"code":342,"indent":0,"parameters":[-1,1,0,20]},{"code":111,"indent":0,"parameters":[4,1,5,5]},{"code":326,"indent":1,"parameters":[0,0,0,0,1]},{"code":0,"indent":1,"parameters":[]},{"code":412,"indent":0,"parameters":[]},{"code":0,"indent":0,"parameters":[]}],"span":1}]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[{"enemyId":1,"x":84,"y":235,"hidden":false},{"enemyId":1,"x":219,"y":235,"hidden":false},{"enemyId":1,"x":354,"y":235,"hidden":false}]</text:p>
          </table:table-cell>
          <table:table-cell office:value-type="string">
            <text:p>アクアク*3</text:p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[{"enemyId":2,"x":408,"y":436,"hidden":false}]</text:p>
          </table:table-cell>
          <table:table-cell office:value-type="string">
            <text:p>モゲ</text:p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[{"enemyId":3,"x":408,"y":436,"hidden":false}]</text:p>
          </table:table-cell>
          <table:table-cell office:value-type="string">
            <text:p>カッチカチ</text:p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[]</text:p>
          </table:table-cell>
          <table:table-cell office:value-type="string">
            <text:p/>
          </table:table-cell>
          <table:table-cell office:value-type="string">
            <text:p>[{"conditions":{"actorHp":50,"actorId":1,"actorValid":false,"enemyHp":50,"enemyIndex":0,"enemyValid":false,"switchId":1,"switchValid":false,"turnA":0,"turnB":0,"turnEnding":false,"turnValid":false},"list":[{"code":0,"indent":0,"parameters":[]}],"span":0}]</text:p>
          </table:table-cell>
        </table:table-row>
      </table:table>
      <table:table table:name="States">
        <table:table-row>
          <table:table-cell office:value-type="string">
            <text:p>id</text:p>
          </table:table-cell>
          <table:table-cell office:value-type="string">
            <text:p>autoRemovalTiming</text:p>
          </table:table-cell>
          <table:table-cell office:value-type="string">
            <text:p>chanceByDamage</text:p>
          </table:table-cell>
          <table:table-cell office:value-type="string">
            <text:p>iconIndex</text:p>
          </table:table-cell>
          <table:table-cell office:value-type="string">
            <text:p>maxTurns</text:p>
          </table:table-cell>
          <table:table-cell office:value-type="string">
            <text:p>message1</text:p>
          </table:table-cell>
          <table:table-cell office:value-type="string">
            <text:p>message2</text:p>
          </table:table-cell>
          <table:table-cell office:value-type="string">
            <text:p>message3</text:p>
          </table:table-cell>
          <table:table-cell office:value-type="string">
            <text:p>message4</text:p>
          </table:table-cell>
          <table:table-cell office:value-type="string">
            <text:p>minTurns</text:p>
          </table:table-cell>
          <table:table-cell office:value-type="string">
            <text:p>motion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 office:value-type="string">
            <text:p>overlay</text:p>
          </table:table-cell>
          <table:table-cell office:value-type="string">
            <text:p>priority</text:p>
          </table:table-cell>
          <table:table-cell office:value-type="string">
            <text:p>releaseByDamage</text:p>
          </table:table-cell>
          <table:table-cell office:value-type="string">
            <text:p>removeAtBattleEnd</text:p>
          </table:table-cell>
          <table:table-cell office:value-type="string">
            <text:p>removeByDamage</text:p>
          </table:table-cell>
          <table:table-cell office:value-type="string">
            <text:p>removeByRestriction</text:p>
          </table:table-cell>
          <table:table-cell office:value-type="string">
            <text:p>removeByWalking</text:p>
          </table:table-cell>
          <table:table-cell office:value-type="string">
            <text:p>restriction</text:p>
          </table:table-cell>
          <table:table-cell office:value-type="string">
            <text:p>stepsToRemove</text:p>
          </table:table-cell>
          <table:table-cell office:value-type="string">
            <text:p>trai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自動解除のタイミング</text:p>
          </table:table-cell>
          <table:table-cell office:value-type="string">
            <text:p>ダメージで解除_ダメージ</text:p>
          </table:table-cell>
          <table:table-cell office:value-type="string">
            <text:p>アイコン</text:p>
          </table:table-cell>
          <table:table-cell office:value-type="string">
            <text:p>継続ターン数_最大</text:p>
          </table:table-cell>
          <table:table-cell office:value-type="string">
            <text:p>メッセージ1</text:p>
          </table:table-cell>
          <table:table-cell office:value-type="string">
            <text:p>メッセージ2</text:p>
          </table:table-cell>
          <table:table-cell office:value-type="string">
            <text:p>メッセージ3</text:p>
          </table:table-cell>
          <table:table-cell office:value-type="string">
            <text:p>メッセージ4</text:p>
          </table:table-cell>
          <table:table-cell office:value-type="string">
            <text:p>継続ターン数_最小</text:p>
          </table:table-cell>
          <table:table-cell office:value-type="string">
            <text:p>[SV] モーション</text:p>
          </table:table-cell>
          <table:table-cell office:value-type="string">
            <text:p>名前</text:p>
          </table:table-cell>
          <table:table-cell office:value-type="string">
            <text:p>メモ</text:p>
          </table:table-cell>
          <table:table-cell office:value-type="string">
            <text:p>[SV] 重ね合わせ</text:p>
          </table:table-cell>
          <table:table-cell office:value-type="string">
            <text:p>優先度</text:p>
          </table:table-cell>
          <table:table-cell office:value-type="string">
            <text:p>ダメージで解除_チェック</text:p>
          </table:table-cell>
          <table:table-cell office:value-type="string">
            <text:p>戦闘終了時に解除</text:p>
          </table:table-cell>
          <table:table-cell office:value-type="string">
            <text:p>ダメージで解除</text:p>
          </table:table-cell>
          <table:table-cell office:value-type="string">
            <text:p>行動制約で解除</text:p>
          </table:table-cell>
          <table:table-cell office:value-type="string">
            <text:p>歩数で解除</text:p>
          </table:table-cell>
          <table:table-cell office:value-type="string">
            <text:p>行動制約</text:p>
          </table:table-cell>
          <table:table-cell office:value-type="string">
            <text:p>歩数で解除_歩数</text:p>
          </table:table-cell>
          <table:table-cell office:value-type="string">
            <text:p>特徴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は倒れた！</text:p>
          </table:table-cell>
          <table:table-cell office:value-type="string">
            <text:p>を倒した！</text:p>
          </table:table-cell>
          <table:table-cell office:value-type="string">
            <text:p/>
          </table:table-cell>
          <table:table-cell office:value-type="string">
            <text:p>は立ち上がった！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戦闘不能</text:p>
          </table:table-cell>
          <table:table-cell office:value-type="string">
            <text:p>ステート１番はＨＰが０になったときに<text:line-break/>自動的に付加されます。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[{"code":23,"dataId":9,"value":0}]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string">
            <text:p>の攻撃力が下がった</text:p>
          </table:table-cell>
          <table:table-cell office:value-type="string">
            <text:p>の攻撃力が下がった</text:p>
          </table:table-cell>
          <table:table-cell office:value-type="string">
            <text:p/>
          </table:table-cell>
          <table:table-cell office:value-type="string">
            <text:p>の攻撃力が元に戻った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攻撃アップ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{"code":21,"dataId":2,"value":1.5}]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string">
            <text:p>の攻撃力が下がった</text:p>
          </table:table-cell>
          <table:table-cell office:value-type="string">
            <text:p>の攻撃力が下がった</text:p>
          </table:table-cell>
          <table:table-cell office:value-type="string">
            <text:p/>
          </table:table-cell>
          <table:table-cell office:value-type="string">
            <text:p>の攻撃力が元に戻った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攻撃低下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{"code":21,"dataId":2,"value":0.75}]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string">
            <text:p>の防御力が下がった</text:p>
          </table:table-cell>
          <table:table-cell office:value-type="string">
            <text:p>の防御力が下がった</text:p>
          </table:table-cell>
          <table:table-cell office:value-type="string">
            <text:p/>
          </table:table-cell>
          <table:table-cell office:value-type="string">
            <text:p>の防御力が元に戻った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防御低下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{"code":21,"dataId":3,"value":0.5}]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string">
            <text:p>の被ダメージが上がった！</text:p>
          </table:table-cell>
          <table:table-cell office:value-type="string">
            <text:p>の被ダメージが上がった！</text:p>
          </table:table-cell>
          <table:table-cell office:value-type="string">
            <text:p/>
          </table:table-cell>
          <table:table-cell office:value-type="string">
            <text:p>の被ダメージが元に戻った！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結合弱体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{"code":11,"dataId":1,"value":1.5}]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は毒状態になった！</text:p>
          </table:table-cell>
          <table:table-cell office:value-type="string">
            <text:p>は毒状態になった！</text:p>
          </table:table-cell>
          <table:table-cell office:value-type="string">
            <text:p/>
          </table:table-cell>
          <table:table-cell office:value-type="string">
            <text:p>は毒状態が消えた！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毒（雑魚）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{"code":22,"dataId":7,"value":-0.1}]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は毒状態になった！</text:p>
          </table:table-cell>
          <table:table-cell office:value-type="string">
            <text:p>は毒状態になった！</text:p>
          </table:table-cell>
          <table:table-cell office:value-type="string">
            <text:p/>
          </table:table-cell>
          <table:table-cell office:value-type="string">
            <text:p>は毒状態が消えた！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毒（ボス）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{"code":22,"dataId":7,"value":-0.02}]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の動きを封じた！</text:p>
          </table:table-cell>
          <table:table-cell office:value-type="string">
            <text:p>の動きを封じた！</text:p>
          </table:table-cell>
          <table:table-cell office:value-type="string">
            <text:p/>
          </table:table-cell>
          <table:table-cell office:value-type="string">
            <text:p>のスタン状態が解除された！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スタン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シールド獲得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[]</text:p>
          </table:table-cell>
        </table:table-row>
      </table:table>
      <table:table table:name="MapInfos">
        <table:table-row>
          <table:table-cell office:value-type="string">
            <text:p>id</text:p>
          </table:table-cell>
          <table:table-cell office:value-type="string">
            <text:p>expanded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parentId</text:p>
          </table:table-cell>
          <table:table-cell office:value-type="string">
            <text:p>scrollX</text:p>
          </table:table-cell>
          <table:table-cell office:value-type="string">
            <text:p>scrollY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展開状態</text:p>
          </table:table-cell>
          <table:table-cell office:value-type="string">
            <text:p>名前</text:p>
          </table:table-cell>
          <table:table-cell office:value-type="string">
            <text:p>並び順</text:p>
          </table:table-cell>
          <table:table-cell office:value-type="string">
            <text:p>親マップID</text:p>
          </table:table-cell>
          <table:table-cell office:value-type="string">
            <text:p>スクロールX</text:p>
          </table:table-cell>
          <table:table-cell office:value-type="string">
            <text:p>スクロールY</text:p>
          </table:table-cell>
        </table:table-row>
        <table:table-row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string">
            <text:p>行動マップ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">
            <text:p>1404</text:p>
          </table:table-cell>
          <table:table-cell office:value-type="float" office:value="825.4285714285713">
            <text:p>825.4285714285713</text:p>
          </table:table-cell>
        </table:table-row>
        <table:table-row>
          <table:table-cell office:value-type="float" office:value="2">
            <text:p>2</text:p>
          </table:table-cell>
          <table:table-cell office:value-type="boolean" office:boolean-value="false">
            <text:p>FALSE</text:p>
          </table:table-cell>
          <table:table-cell office:value-type="string">
            <text:p>ばぐたいさく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04">
            <text:p>1404</text:p>
          </table:table-cell>
          <table:table-cell office:value-type="float" office:value="791.1428571428571">
            <text:p>791.1428571428571</text:p>
          </table:table-cell>
        </table:table-row>
        <table:table-row>
          <table:table-cell office:value-type="float" office:value="3">
            <text:p>3</text:p>
          </table:table-cell>
          <table:table-cell office:value-type="boolean" office:boolean-value="false">
            <text:p>FALSE</text:p>
          </table:table-cell>
          <table:table-cell office:value-type="string">
            <text:p>商店街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04">
            <text:p>1404</text:p>
          </table:table-cell>
          <table:table-cell office:value-type="float" office:value="825.4285714285713">
            <text:p>825.4285714285713</text:p>
          </table:table-cell>
        </table:table-row>
        <table:table-row>
          <table:table-cell office:value-type="float" office:value="4">
            <text:p>4</text:p>
          </table:table-cell>
          <table:table-cell office:value-type="boolean" office:boolean-value="false">
            <text:p>FALSE</text:p>
          </table:table-cell>
          <table:table-cell office:value-type="string">
            <text:p>MAP0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90.2857142857142">
            <text:p>1390.2857142857142</text:p>
          </table:table-cell>
          <table:table-cell office:value-type="float" office:value="825.4285714285713">
            <text:p>825.4285714285713</text:p>
          </table:table-cell>
        </table:table-row>
        <table:table-row>
          <table:table-cell office:value-type="float" office:value="5">
            <text:p>5</text:p>
          </table:table-cell>
          <table:table-cell office:value-type="boolean" office:boolean-value="true">
            <text:p>TRUE</text:p>
          </table:table-cell>
          <table:table-cell office:value-type="string">
            <text:p>ダンジョン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4">
            <text:p>1404</text:p>
          </table:table-cell>
          <table:table-cell office:value-type="float" office:value="791.1428571428571">
            <text:p>791.1428571428571</text:p>
          </table:table-cell>
        </table:table-row>
        <table:table-row>
          <table:table-cell office:value-type="float" office:value="6">
            <text:p>6</text:p>
          </table:table-cell>
          <table:table-cell office:value-type="boolean" office:boolean-value="false">
            <text:p>FALSE</text:p>
          </table:table-cell>
          <table:table-cell office:value-type="string">
            <text:p>難易度１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404">
            <text:p>1404</text:p>
          </table:table-cell>
          <table:table-cell office:value-type="float" office:value="791.1428571428571">
            <text:p>791.1428571428571</text:p>
          </table:table-cell>
        </table:table-row>
        <table:table-row>
          <table:table-cell office:value-type="float" office:value="7">
            <text:p>7</text:p>
          </table:table-cell>
          <table:table-cell office:value-type="boolean" office:boolean-value="false">
            <text:p>FALSE</text:p>
          </table:table-cell>
          <table:table-cell office:value-type="string">
            <text:p>MAP00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04">
            <text:p>1404</text:p>
          </table:table-cell>
          <table:table-cell office:value-type="float" office:value="791.1428571428571">
            <text:p>791.1428571428571</text:p>
          </table:table-cell>
        </table:table-row>
        <table:table-row>
          <table:table-cell office:value-type="float" office:value="8">
            <text:p>8</text:p>
          </table:table-cell>
          <table:table-cell office:value-type="boolean" office:boolean-value="true">
            <text:p>TRUE</text:p>
          </table:table-cell>
          <table:table-cell office:value-type="string">
            <text:p>汎用マップ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04">
            <text:p>1404</text:p>
          </table:table-cell>
          <table:table-cell office:value-type="float" office:value="791.1428571428571">
            <text:p>791.1428571428571</text:p>
          </table:table-cell>
        </table:table-row>
        <table:table-row>
          <table:table-cell office:value-type="float" office:value="9">
            <text:p>9</text:p>
          </table:table-cell>
          <table:table-cell office:value-type="boolean" office:boolean-value="false">
            <text:p>FALSE</text:p>
          </table:table-cell>
          <table:table-cell office:value-type="string">
            <text:p>リザルト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04">
            <text:p>1404</text:p>
          </table:table-cell>
          <table:table-cell office:value-type="float" office:value="791.1428571428571">
            <text:p>791.1428571428571</text:p>
          </table:table-cell>
        </table:table-row>
        <table:table-row>
          <table:table-cell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office:value-type="string">
            <text:p>MAP0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04">
            <text:p>1404</text:p>
          </table:table-cell>
          <table:table-cell office:value-type="float" office:value="791.1428571428571">
            <text:p>791.1428571428571</text:p>
          </table:table-cell>
        </table:table-row>
        <table:table-row>
          <table:table-cell office:value-type="float" office:value="11">
            <text:p>11</text:p>
          </table:table-cell>
          <table:table-cell office:value-type="boolean" office:boolean-value="false">
            <text:p>FALSE</text:p>
          </table:table-cell>
          <table:table-cell office:value-type="string">
            <text:p>MAP01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04">
            <text:p>1404</text:p>
          </table:table-cell>
          <table:table-cell office:value-type="float" office:value="791.1428571428571">
            <text:p>791.14285714285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2.12</meta:generator>
  </office:meta>
</office:document-meta>
</file>